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 style:list-style-name="L1">
      <style:text-properties officeooo:rsid="000d1150" officeooo:paragraph-rsid="000d1150"/>
    </style:style>
    <style:style style:name="P3" style:family="paragraph" style:parent-style-name="Standard" style:list-style-name="L2">
      <style:text-properties officeooo:rsid="000d1150" officeooo:paragraph-rsid="000d1150"/>
    </style:style>
    <style:style style:name="P4" style:family="paragraph" style:parent-style-name="Standard" style:list-style-name="L2">
      <style:text-properties officeooo:paragraph-rsid="000d1150"/>
    </style:style>
    <style:style style:name="P5" style:family="paragraph" style:parent-style-name="Standard">
      <style:text-properties officeooo:rsid="000da787" officeooo:paragraph-rsid="000da787"/>
    </style:style>
    <style:style style:name="P6" style:family="paragraph" style:parent-style-name="Standard">
      <style:text-properties officeooo:rsid="000f4c41" officeooo:paragraph-rsid="000f4c41"/>
    </style:style>
    <style:style style:name="T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" style:family="text">
      <style:text-properties fo:font-variant="normal" fo:text-transform="none" fo:color="#202122" loext:opacity="100%" fo:letter-spacing="normal"/>
    </style:style>
    <style:style style:name="T3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0645ad" loext:opacity="100%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T5" style:family="text">
      <style:text-properties fo:color="#202122" loext:opacity="100%" style:font-name="sans-serif" fo:font-size="10.5pt" fo:letter-spacing="normal" fo:language="en" fo:country="US" fo:font-weight="normal"/>
    </style:style>
    <style:style style:name="T6" style:family="text">
      <style:text-properties officeooo:rsid="000d1150"/>
    </style:style>
    <style:style style:name="T7" style:family="text">
      <style:text-properties officeooo:rsid="000da787"/>
    </style:style>
    <style:style style:name="T8" style:family="text">
      <style:text-properties officeooo:rsid="000f4c4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мально жизнеспособный продукт</text:span><text:span text:style-name="T2"> </text:span><text:span text:style-name="T1">(</text:span><text:a xlink:type="simple" xlink:href="https://ru.wikipedia.org/wiki/Английский_язык" text:style-name="Internet_20_link" text:visited-style-name="Visited_20_Internet_20_Link"><text:span text:style-name="T3">англ.</text:span></text:a><text:span text:style-name="T2"> </text:span><text:span text:style-name="T5">minimum viable product, MVP</text:span><text:span text:style-name="T1">) — </text:span><text:a xlink:type="simple" xlink:href="https://ru.wikipedia.org/wiki/Продукт_(бизнес)" text:style-name="Internet_20_link" text:visited-style-name="Visited_20_Internet_20_Link"><text:span text:style-name="T3">продукт</text:span></text:a><text:span text:style-name="T1">, обладающий минимальными, но достаточными для удовлетворения первых потребителей функциями. Основная задача — получение обратной связи для формирования </text:span><text:a xlink:type="simple" xlink:href="https://ru.wikipedia.org/wiki/Гипотеза" text:style-name="Internet_20_link" text:visited-style-name="Visited_20_Internet_20_Link"><text:span text:style-name="T3">гипотез</text:span></text:a><text:span text:style-name="T2"> </text:span><text:span text:style-name="T1">дальнейшего развития продукта.</text:span><text:bookmark text:name="cite_ref-Ries,_Eric_1-0"/><text:a xlink:type="simple" xlink:href="https://ru.wikipedia.org/wiki/Минимально_жизнеспособный_продукт#cite_note-Ries,_Eric-1" text:style-name="Internet_20_link" text:visited-style-name="Visited_20_Internet_20_Link"><text:span text:style-name="T4">[1]</text:span></text:a><text:span text:style-name="T2"> </text:span></text:p>
      <text:p text:style-name="Standard">mock data - <text:a xlink:type="simple" xlink:href="https://medium.com/@queenskisivuli/why-mocking-data-is-a-bad-practice-for-testing-a20d2d7104aa#:~:text=Mocking%20data%20is%20a%20common,interacting%20with%20the%20external%20source" text:style-name="Internet_20_link" text:visited-style-name="Visited_20_Internet_20_Link">https://medium.com/@queenskisivuli/why-mocking-data-is-a-bad-practice-for-testing-a20d2d7104aa#:~:text=Mocking%20data%20is%20a%20common,interacting%20with%20the%20external%20source</text:a>.</text:p>
      <text:p text:style-name="P5">Books link - <text:a xlink:type="simple" xlink:href="https://www.infobooks.org/free-pdf-books/computers/cloud-computing/#google_vignette" text:style-name="Internet_20_link" text:visited-style-name="Visited_20_Internet_20_Link">https://www.infobooks.org/free-pdf-books/computers/cloud-computing/#google_vignette</text:a></text:p>
      <text:p text:style-name="P6">about aws - <text:a xlink:type="simple" xlink:href="https://www.youtube.com/watch?v=8jbx8O3wuLg&amp;list=PLg5SS_4L6LYsxrZ_4xE_U95AtGsIB96k9" text:style-name="Internet_20_link" text:visited-style-name="Visited_20_Internet_20_Link">https://www.youtube.com/watch?v=8jbx8O3wuLg&amp;list=PLg5SS_4L6LYsxrZ_4xE_U95AtGsIB96k9</text:a></text:p>
      <text:p text:style-name="P6"/>
      <text:p text:style-name="Standard"/>
      <text:list xml:id="list1862307782" text:style-name="L2">
        <text:list-item>
          <text:p text:style-name="P4"><text:span text:style-name="T6">իրական հիշողության տարածք«համակարգիչ,սերվեր»</text:span></text:p>
        </text:list-item>
        <text:list-item>
          <text:p text:style-name="P3">գլոբալ ինտերնետի հետ կապ,ունենալ դոմեյներ որոնք կարող ենք տալ օգտվողին մեր սերվերից օգտվելու համար</text:p>
        </text:list-item>
        <text:list-item>
          <text:p text:style-name="P3">վեբ կայքում ինտերֆեյս որը թույլ տա գրանցվել կայքում,<text:span text:style-name="T8">և վերբեռնել և ներբեռնել իր ուղարկած տվյալները</text:span></text:p>
        </text:list-item>
        <text:list-item>
          <text:p text:style-name="P3">վճարային համակարգի ապահովվում(API)</text:p>
        </text:list-item>
        <text:list-item>
          <text:p text:style-name="P3">տվյալի սեղման(compress) ալգորիթմի ստեղծում <text:span text:style-name="T7">և պահպանում սերվերում</text:span></text:p>
        </text:list-item>
        <text:list-item>
          <text:p text:style-name="P3">երբ կցանկանա ստանալ օգտագործողը ապա այդ դեպքում իրական չափը տալ(decompress)</text:p>
        </text:list-item>
        <text:list-item>
          <text:p text:style-name="P3"/>
        </text:list-item>
      </text:list>
      <text:list xml:id="list787652244" text:style-name="L1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9:28:08.842003829</meta:creation-date>
    <dc:date>2024-02-05T21:20:26.163060934</dc:date>
    <meta:editing-duration>PT2H29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99" meta:character-count="1084" meta:non-whitespace-character-count="999"/>
  </office:meta>
</office:document-meta>
</file>